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=======================================================</text:span></text:p>
      <text:p text:style-name="P1"><text:span text:style-name="T1"><text:tab/><text:tab/>Accesssing the Data of DataFrame</text:span></text:p>
      <text:p text:style-name="P1"><text:span text:style-name="T1">=======================================================</text:span></text:p>
      <text:p text:style-name="P1"><text:span text:style-name="T1">1) DataFrameobj.head(no.of rows)</text:span></text:p>
      <text:p text:style-name="P1"><text:span text:style-name="T1">2) DataFrameobj.tail(no.of rows)</text:span></text:p>
      <text:p text:style-name="P1"><text:span text:style-name="T1">3) DataFrameobj.describe()</text:span></text:p>
      <text:p text:style-name="P1"><text:span text:style-name="T1">4) DataFrameobj.shape</text:span></text:p>
      <text:p text:style-name="P1"><text:span text:style-name="T1">5) DataFrameobj [start:stop:step]</text:span></text:p>
      <text:p text:style-name="P1"><text:span text:style-name="T1">6) DataFrameobj["Col Name"]</text:span></text:p>
      <text:p text:style-name="P1"><text:span text:style-name="T1">7) DataFrameobj[ ["Col Name1","Col Name-2"...."Col Name-n"] ]</text:span></text:p>
      <text:p text:style-name="P1"><text:span text:style-name="T1">8) DataFrameobj[ ["Col Name1","Col Name-2"...."Col Name-n"]] [start:stop:step]</text:span></text:p>
      <text:p text:style-name="P1"><text:span text:style-name="T1">9) DataFrameobj.iterrows()</text:span></text:p>
      <text:p text:style-name="P1"><text:span text:style-name="T1">===================================================</text:span></text:p>
      <text:p text:style-name="P1"><text:span text:style-name="T1">Understabding loc() ----- here start and stop index Included and </text:span></text:p>
      <text:p text:style-name="P1"><text:span text:style-name="T1"><text:s text:c="41"/>Col Names can be used to get the data from data frame</text:span></text:p>
      <text:p text:style-name="P1"><text:span text:style-name="T1"><text:tab/><text:tab/><text:tab/><text:tab/><text:tab/> (but not column numbers used )</text:span></text:p>
      <text:p text:style-name="P1"><text:span text:style-name="T1">--------------------------------------------------------------------------------------</text:span></text:p>
      <text:p text:style-name="P1"><text:span text:style-name="T1">1) DataFrameobj.loc[row_number]</text:span></text:p>
      <text:p text:style-name="P1"><text:span text:style-name="T1">2) DataFrameobj.loc[row_number,[Col Name,.........] ]</text:span></text:p>
      <text:p text:style-name="P1"><text:span text:style-name="T1">3) DataFrameobj.loc[start:stop:step]</text:span></text:p>
      <text:p text:style-name="P1"><text:span text:style-name="T1">4) DataFrameobj.loc[start:stop:step,["Col Name"] ]</text:span></text:p>
      <text:p text:style-name="P1"><text:span text:style-name="T1">5) DataFrameobj.loc[start:stop:step,["Col Name1", Col Name-2......."] ]</text:span></text:p>
      <text:p text:style-name="P1"><text:span text:style-name="T1">6) DataFrameobj.loc[start:stop:step,"Col Name1" : Col Name-n"] </text:span></text:p>
      <text:p text:style-name="P1"><text:span text:style-name="T1">------------------------------------------------------------------------------------------------------------</text:span></text:p>
      <text:p text:style-name="P2"/>
      <text:p text:style-name="P1"><text:soft-page-break/><text:span text:style-name="T1">Understabding iloc() ----- here start index included and stop index excluded and </text:span></text:p>
      <text:p text:style-name="P1"><text:span text:style-name="T1"><text:s text:c="41"/>Col Numbers <text:s/>must be used to get the data from data frame</text:span></text:p>
      <text:p text:style-name="P1"><text:span text:style-name="T1"><text:tab/><text:tab/><text:tab/><text:tab/><text:tab/> (but not column names used)</text:span></text:p>
      <text:p text:style-name="P1"><text:span text:style-name="T1">--------------------------------------------------------------------------------------</text:span></text:p>
      <text:p text:style-name="P1"><text:span text:style-name="T1">1) DataFrameobj.iloc[row_number]</text:span></text:p>
      <text:p text:style-name="P1"><text:span text:style-name="T1">2) DataFrameobj.iloc[row_number,Col Number.........] </text:span></text:p>
      <text:p text:style-name="P1"><text:span text:style-name="T1">3) DataFrameobj.iloc[row_number,[Col Number1,Col Number2............] ]</text:span></text:p>
      <text:p text:style-name="P1"><text:span text:style-name="T1">3) DataFrameobj.iloc[row start:row stop, Col Start: Col stop]</text:span></text:p>
      <text:p text:style-name="P1"><text:span text:style-name="T1">4) DataFrameobj.iloc[row start:row stop:step, Col Start: Col stop:step]</text:span></text:p>
      <text:p text:style-name="P1"><text:span text:style-name="T1">5) DataFrameobj.iloc[row start:row stop,Col Number ]</text:span></text:p>
      <text:p text:style-name="P1"><text:span text:style-name="T1">6) DataFrameobj.iloc[ [row number1, row number-2.....] ]</text:span></text:p>
      <text:p text:style-name="P1"><text:span text:style-name="T1">7) DataFrameobj.iloc[ row start: row stop , [Col Number1,Col Number2............] ]</text:span></text:p>
      <text:p text:style-name="P1"><text:span text:style-name="T1">8) DataFrameobj.iloc[ : , [Col Number1,Col Number2............] ]</text:span></text:p>
      <text:p text:style-name="P1"><text:span text:style-name="T1">===================================================================</text:span></text:p>
      <text:p text:style-name="P1"><text:span text:style-name="T1"><text:tab/><text:tab/>Adding new Column Name to Data Frame</text:span></text:p>
      <text:p text:style-name="P1"><text:span text:style-name="T1">===================================================================</text:span></text:p>
      <text:p text:style-name="P1"><text:span text:style-name="T1">1) <text:s/>dataframeobj['new col name']=default value</text:span></text:p>
      <text:p text:style-name="P1"><text:span text:style-name="T1">2) <text:s/>dataframeobj['new col name']=expression</text:span></text:p>
      <text:p text:style-name="P1"><text:span text:style-name="T1">=======================================================================</text:span></text:p>
      <text:p text:style-name="P1"><text:span text:style-name="T1"><text:tab/><text:tab/>Removing Column Name from Data Frame</text:span></text:p>
      <text:p text:style-name="P1"><text:span text:style-name="T1">=======================================================================</text:span></text:p>
      <text:p text:style-name="P1"><text:span text:style-name="T1">1)dataframe.drop(columns="col name")</text:span></text:p>
      <text:p text:style-name="P1"><text:span text:style-name="T1">2)dataframe.drop(columns="col name",inplace=True)</text:span></text:p>
      <text:p text:style-name="P1"><text:span text:style-name="T1">=======================================================================</text:span></text:p>
      <text:p text:style-name="P1"><text:span text:style-name="T1"><text:tab/><text:tab/>sorting the dataframe data</text:span></text:p>
      <text:p text:style-name="P1"><text:span text:style-name="T1">=======================================================================</text:span></text:p>
      <text:p text:style-name="P1"><text:soft-page-break/><text:span text:style-name="T1">1) dataframeobj.sort_values(["colname"])</text:span></text:p>
      <text:p text:style-name="P1"><text:span text:style-name="T1">2) dataframeobj.sort_values(["colname"],ascending=False)</text:span></text:p>
      <text:p text:style-name="P1"><text:span text:style-name="T1">===================================================================</text:span></text:p>
      <text:p text:style-name="P1"><text:span text:style-name="T1"><text:tab/><text:tab/>knowing duplicates in dataframe data</text:span></text:p>
      <text:p text:style-name="P1"><text:span text:style-name="T1">=======================================================================</text:span></text:p>
      <text:p text:style-name="P1"><text:span text:style-name="T1">1) dataframeobj.duplicated()---------------gives boolean result</text:span></text:p>
      <text:p text:style-name="P1"><text:span text:style-name="T1">===================================================================</text:span></text:p>
      <text:p text:style-name="P1"><text:span text:style-name="T1"><text:tab/><text:tab/>Removing duplicates from dataframe data</text:span></text:p>
      <text:p text:style-name="P1"><text:span text:style-name="T1">===================================================================</text:span></text:p>
      <text:p text:style-name="P1"><text:span text:style-name="T1">1) dataframeobj.drop_duplicates()</text:span></text:p>
      <text:p text:style-name="P1"><text:span text:style-name="T1">2) dataframeobj.drop_duplicates(inplace=True)</text:span></text:p>
      <text:p text:style-name="P1"><text:span text:style-name="T1">===================================================================</text:span></text:p>
      <text:p text:style-name="P1"><text:span text:style-name="T1"><text:tab/><text:tab/>Data Filtering and Conditional Change <text:s/>/ updations</text:span></text:p>
      <text:p text:style-name="P1"><text:span text:style-name="T1">===================================================================</text:span></text:p>
      <text:p text:style-name="P1"><text:span text:style-name="T1">1) dataframeobj.loc[ simple condition]</text:span></text:p>
      <text:p text:style-name="P1"><text:span text:style-name="T1"><text:tab/><text:tab/><text:tab/></text:span></text:p>
      <text:p text:style-name="P1"><text:span text:style-name="T1"><text:tab/><text:tab/><text:tab/>Ex: <text:s text:c="3"/>df.loc[ df["maths"]&gt;75 ]</text:span></text:p>
      <text:p text:style-name="P1"><text:span text:style-name="T1"><text:tab/><text:tab/><text:tab/><text:tab/>df.loc[df["maths"]&gt;90 ,["name","maths"]]</text:span></text:p>
      <text:p text:style-name="P2"/>
      <text:p text:style-name="P1"><text:span text:style-name="T1">2) dataframeobj.loc[ compound condition ]</text:span></text:p>
      <text:p text:style-name="P1"><text:span text:style-name="T1"><text:tab/><text:tab/><text:tab/>Ex: <text:s text:c="2"/>df.loc[ (df["maths"]&gt;60) &amp; (df["maths"]&lt;85) ]</text:span></text:p>
      <text:p text:style-name="P1"><text:span text:style-name="T1"><text:tab/><text:tab/><text:tab/>Ex: <text:s/>df.loc[ (df["maths"]&gt;95) &amp; (df["maths"]&lt;=99),["name","maths"] ]</text:span></text:p>
      <text:p text:style-name="P1"><text:span text:style-name="T1">---------------------</text:span></text:p>
      <text:p text:style-name="P1"><text:span text:style-name="T1">MOST IMP</text:span></text:p>
      <text:p text:style-name="P1"><text:span text:style-name="T1">---------------------</text:span></text:p>
      <text:p text:style-name="P1"><text:span text:style-name="T1">3) dataframeobj.loc[ (compund condition), ["Col Name"] ]=Expression</text:span></text:p>
      <text:p text:style-name="P1"><text:soft-page-break/><text:span text:style-name="T1"><text:tab/></text:span></text:p>
      <text:p text:style-name="P1"><text:span text:style-name="T1">Ex: df.loc[ (df["percent"]&gt;=60) <text:s/>&amp; (df["percent"]&lt;=80),["grade"] ]="First" <text:s/># cond updattion.</text:span></text:p>
      <text:p text:style-name="P1"><text:span text:style-name="T1">-----------------------------------------------------------------------------------------------------------------------</text:span></text:p>
      <text:p text:style-name="P1"><text:span text:style-name="T1">To Export the DataFrame object data to the csv file</text:span></text:p>
      <text:p text:style-name="P1"><text:span text:style-name="T1"><text:tab/><text:tab/>df.to_csv("E:\KVR-PYTHON-7AM\PANDAS\studfinaldata.csv")</text:span></text:p>
      <text:p text:style-name="P1"><text:span text:style-name="T1">To Export the DataFrame object data to the txt file</text:span></text:p>
      <text:p text:style-name="P1"><text:span text:style-name="T1"><text:tab/><text:tab/>df.to_csv("E:\KVR-PYTHON-7AM\PANDAS\class_10.txt")</text:span></text:p>
      <text:p text:style-name="P1"><text:span text:style-name="T1"><text:tab/><text:tab/><text:tab/>(or)</text:span></text:p>
      <text:p text:style-name="P1"><text:span text:style-name="T1"><text:tab/><text:tab/>df.to_csv("E:\KVR-PYTHON-7AM\PANDAS\class_10.txt",index=False)</text:span></text:p>
      <text:p text:style-name="P1"><text:span text:style-name="T1"><text:tab/><text:tab/><text:tab/>(OR)</text:span></text:p>
      <text:p text:style-name="P1"><text:span text:style-name="T1"><text:tab/><text:tab/>df.to_csv("E:\KVR-PYTHON-7AM\PANDAS\class_10.txt",index=False,sep="\t")</text:span></text:p>
      <text:p text:style-name="P1"><text:span text:style-name="T1">-----------------------------------------------------------------------------------------------------------------------</text:span></text:p>
      <text:p text:style-name="P1"><text:span text:style-name="T1">To read the data from EXCEL into dataframe object</text:span></text:p>
      <text:p text:style-name="P1"><text:span text:style-name="T1"><text:tab/></text:span></text:p>
      <text:p text:style-name="P1"><text:span text:style-name="T1"><text:tab/>dataframeobj=pandas.read_excel("Absolute path of excel file")</text:span></text:p>
      <text:p text:style-name="P1"><text:span text:style-name="T1">Examples:</text:span></text:p>
      <text:p text:style-name="P1"><text:span text:style-name="T1"><text:tab/><text:tab/>df=pd.read_excel("D:\\KVR\\kvr.xlsx")</text:span></text:p>
      <text:p text:style-name="P1"><text:span text:style-name="T1"><text:tab/><text:tab/>print(df)</text:span></text:p>
      <text:p text:style-name="P1"><text:span text:style-name="T1">--------------------------------------------------------------------------------------------------------------------------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94" meta:word-count="347" meta:character-count="4925" meta:non-whitespace-character-count="4509"/>
    <meta:generator>LibreOfficeDev/6.0.5.2$Linux_X86_64 LibreOffice_project/</meta:generator>
  </office:meta>
</office:document-meta>
</file>